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21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21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currency" office:currency="USD" office:value="0.1143" calcext:value-type="currency">
            <text:p>$0.11</text:p>
          </table:table-cell>
          <table:table-cell table:style-name="ce22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279.9" calcext:value-type="float">
            <text:p>279.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duction 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office:value-type="currency" office:currency="USD" office:value="0.1495" calcext:value-type="currency">
            <text:p>$0.15</text:p>
          </table:table-cell>
          <table:table-cell table:style-name="ce22" table:formula="of:=[.E10]*[.F10]*[.G10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1092" calcext:value-type="float">
            <text:p>0.1092</text:p>
          </table:table-cell>
          <table:table-cell table:formula="of:=[.I10]*[.J10]*[.K10]" office:value-type="float" office:value="32.76" calcext:value-type="float">
            <text:p>32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3214" calcext:value-type="float">
            <text:p>0.3214</text:p>
          </table:table-cell>
          <table:table-cell table:formula="of:=[.E11]*[.F11]*[.G11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1]*[.J11]*[.K11]" office:value-type="float" office:value="69.18" calcext:value-type="float">
            <text:p>69.18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formula="of:=[.E12]*[.F12]*[.G12]" office:value-type="float" office:value="0" calcext:value-type="float">
            <text:p>0</text:p>
          </table:table-cell>
          <table:table-cell table:number-columns-repeated="3"/>
          <table:table-cell table:formula="of:=[.I12]*[.J12]*[.K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]*[.F13]*[.G13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273.84" calcext:value-type="float">
            <text:p>273.84</text:p>
          </table:table-cell>
          <table:table-cell table:formula="of:=[.I13]*[.J13]*[.K13]" office:value-type="float" office:value="273.84" calcext:value-type="float">
            <text:p>273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4]*[.F14]*[.G14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111.51" calcext:value-type="float">
            <text:p>111.51</text:p>
          </table:table-cell>
          <table:table-cell table:formula="of:=[.I14]*[.J14]*[.K14]" office:value-type="float" office:value="111.51" calcext:value-type="float">
            <text:p>111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1.8984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5]*[.F15]*[.G15]" office:value-type="float" office:value="-3.755" calcext:value-type="float">
            <text:p>-3.755</text:p>
          </table:table-cell>
          <table:table-cell table:number-columns-repeated="3"/>
          <table:table-cell table:formula="of:=[.I15]*[.J15]*[.K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16]*[.F16]*[.G16]" office:value-type="float" office:value="0" calcext:value-type="float">
            <text:p>0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7]*[.J17]*[.K17]" office:value-type="float" office:value="163.23" calcext:value-type="float">
            <text:p>163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18]*[.J18]*[.K18]" office:value-type="float" office:value="28.56" calcext:value-type="float">
            <text:p>28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19]*[.J19]*[.K19]" office:value-type="float" office:value="100.49" calcext:value-type="float">
            <text:p>10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2"/>
          <table:table-cell table:number-columns-repeated="5"/>
          <table:table-cell table:formula="of:=[.E20]*[.F20]*[.G2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47" calcext:value-type="float">
            <text:p>36.47</text:p>
          </table:table-cell>
          <table:table-cell table:formula="of:=[.I20]*[.J20]*[.K20]" office:value-type="float" office:value="36.47" calcext:value-type="float">
            <text:p>36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2"/>
          <table:table-cell table:number-columns-repeated="5"/>
          <table:table-cell table:formula="of:=[.E21]*[.F21]*[.G21]" office:value-type="float" office:value="0" calcext:value-type="float">
            <text:p>0</text:p>
          </table:table-cell>
          <table:table-cell table:number-columns-repeated="3"/>
          <table:table-cell table:formula="of:=[.I21]*[.J21]*[.K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4]*[.F24]*[.G24]" office:value-type="float" office:value="4" calcext:value-type="float">
            <text:p>4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5]*[.F25]*[.G25]" office:value-type="float" office:value="10.81" calcext:value-type="float">
            <text:p>10.81</text:p>
          </table:table-cell>
          <table:table-cell table:number-columns-repeated="3"/>
          <table:table-cell table:formula="of:=[.I25]*[.J25]*[.K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26]*[.F26]*[.G26]" office:value-type="float" office:value="0" calcext:value-type="float">
            <text:p>0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E27]*[.F27]*[.G27]" office:value-type="float" office:value="1000" calcext:value-type="float">
            <text:p>100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8]*[.F28]*[.G28]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I28]*[.J28]*[.K2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  <table:table-cell table:formula="of:=[.E29]*[.F29]*[.G29]" office:value-type="float" office:value="3.38" calcext:value-type="float">
            <text:p>3.38</text:p>
          </table:table-cell>
          <table:table-cell table:number-columns-repeated="3"/>
          <table:table-cell table:formula="of:=[.I29]*[.J29]*[.K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30]*[.F30]*[.G30]" office:value-type="float" office:value="0" calcext:value-type="float">
            <text:p>0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2])" office:value-type="float" office:value="1122.31" calcext:value-type="float">
            <text:p>1122.31</text:p>
          </table:table-cell>
          <table:table-cell table:number-columns-repeated="3"/>
          <table:table-cell table:formula="of:=SUM([.L3:.L32])" office:value-type="float" office:value="1550.17" calcext:value-type="float">
            <text:p>155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4:.L34])" office:value-type="float" office:value="2672.48" calcext:value-type="float">
            <text:p>2672.48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5]/[.H37]" office:value-type="float" office:value="66.812" calcext:value-type="float">
            <text:p>66.812</text:p>
          </table:table-cell>
          <table:table-cell table:number-columns-repeated="11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5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5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3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default-cell-style-name="Default"/>
        <table:table-column table:style-name="co2" table:default-cell-style-name="ce22"/>
        <table:table-column table:style-name="co2" table:number-columns-repeated="16382" table:default-cell-style-name="Default"/>
        <table:table-row table:style-name="ro1">
          <table:table-cell table:style-name="ce28" office:value-type="string" calcext:value-type="string">
            <text:p>Female 2*3</text:p>
          </table:table-cell>
          <table:table-cell table:style-name="ce28" office:value-type="string" calcext:value-type="string">
            <text:p>DW254S-22-06-85</text:p>
          </table:table-cell>
          <table:table-cell table:style-name="ce28" table:number-columns-repeated="2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0.1511" calcext:value-type="float">
            <text:p>0.1511</text:p>
          </table:table-cell>
          <table:table-cell table:style-name="ce28" table:formula="of:=[.E1]*[.F1]*[.G1]" office:value-type="float" office:value="0.7555" calcext:value-type="float">
            <text:p>0.755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0.1211" calcext:value-type="float">
            <text:p>0.1211</text:p>
          </table:table-cell>
          <table:table-cell table:style-name="ce28" table:formula="of:=[.I1]*[.J1]*[.K1]" office:value-type="float" office:value="6.055" calcext:value-type="float">
            <text:p>6.055</text:p>
          </table:table-cell>
          <table:table-cell table:style-name="ce28" table:number-columns-repeated="3"/>
          <table:table-cell table:style-name="ce28" table:formula="of:=[.M1]*[.N1]*[.O1]" office:value-type="float" office:value="0" calcext:value-type="float">
            <text:p>0</text:p>
          </table:table-cell>
          <table:table-cell table:style-name="ce28" office:value-type="string" calcext:value-type="string">
            <text:p>schedule impact? Non-stock</text:p>
          </table:table-cell>
          <table:table-cell table:style-name="ce28" table:number-columns-repeated="16367"/>
        </table:table-row>
        <table:table-row table:style-name="ro1">
          <table:table-cell table:style-name="ce28" office:value-type="string" calcext:value-type="string">
            <text:p>Male 2*3</text:p>
          </table:table-cell>
          <table:table-cell table:style-name="ce28" office:value-type="string" calcext:value-type="string">
            <text:p>X6521WVS-2x03H-C60D74</text:p>
          </table:table-cell>
          <table:table-cell table:style-name="ce28" table:number-columns-repeated="5"/>
          <table:table-cell table:style-name="ce28" table:formula="of:=[.E2]*[.F2]*[.G2]" office:value-type="float" office:value="0" calcext:value-type="float">
            <text:p>0</text:p>
          </table:table-cell>
          <table:table-cell table:style-name="ce28" table:number-columns-repeated="3"/>
          <table:table-cell table:style-name="ce28" table:formula="of:=[.I2]*[.J2]*[.K2]" office:value-type="float" office:value="0" calcext:value-type="float">
            <text:p>0</text:p>
          </table:table-cell>
          <table:table-cell table:style-name="ce28" table:number-columns-repeated="3"/>
          <table:table-cell table:style-name="ce28" table:formula="of:=[.M2]*[.N2]*[.O2]" office:value-type="float" office:value="0" calcext:value-type="float">
            <text:p>0</text:p>
          </table:table-cell>
          <table:table-cell table:style-name="ce28" office:value-type="string" calcext:value-type="string">
            <text:p>schedule impact? Non-stock</text:p>
          </table:table-cell>
          <table:table-cell table:style-name="ce28" table:number-columns-repeated="16367"/>
        </table:table-row>
        <table:table-row table:style-name="ro1">
          <table:table-cell table:style-name="ce28" office:value-type="string" calcext:value-type="string">
            <text:p>Battery Holder</text:p>
          </table:table-cell>
          <table:table-cell table:style-name="ce28" table:number-columns-repeated="2"/>
          <table:table-cell table:style-name="ce28" office:value-type="string" calcext:value-type="string">
            <text:p>https://www.aliexpress.us/item/2255800087009710.html</text:p>
          </table:table-cell>
          <table:table-cell table:style-name="ce28" table:number-columns-repeated="3"/>
          <table:table-cell table:style-name="ce28" table:formula="of:=[.E3]*[.F3]*[.G3]" office:value-type="float" office:value="0" calcext:value-type="float">
            <text:p>0</text:p>
          </table:table-cell>
          <table:table-cell table:style-name="ce28" table:number-columns-repeated="3"/>
          <table:table-cell table:style-name="ce28" table:formula="of:=[.I3]*[.J3]*[.K3]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.19" calcext:value-type="float">
            <text:p>19.19</text:p>
          </table:table-cell>
          <table:table-cell table:style-name="ce28" table:formula="of:=[.M3]*[.N3]*[.O3]" office:value-type="float" office:value="57.57" calcext:value-type="float">
            <text:p>57.57</text:p>
          </table:table-cell>
          <table:table-cell table:style-name="ce28" table:number-columns-repeated="16368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PCB Price</text:p>
          </table:table-cell>
          <table:table-cell table:style-name="Default"/>
          <table:table-cell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29" office:value-type="string" calcext:value-type="string">
            <text:p>Standard PCBA Price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Setup Fee: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23" office:value-type="string" calcext:value-type="string">
            <text:p>Components(9 items): </text:p>
          </table:table-cell>
          <table:table-cell table:style-name="ce24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23" office:value-type="string" calcext:value-type="string">
            <text:p>Feeders Loading fee: </text:p>
          </table:table-cell>
          <table:table-cell table:style-name="ce24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23" office:value-type="string" calcext:value-type="string">
            <text:p>SMT Assembly </text:p>
          </table:table-cell>
          <table:table-cell table:style-name="ce24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23" office:value-type="string" calcext:value-type="string">
            <text:p>Confirm Parts Placement: </text:p>
          </table:table-cell>
          <table:table-cell table:style-name="ce24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23" office:value-type="string" calcext:value-type="string">
            <text:p>Packaging fee: </text:p>
          </table:table-cell>
          <table:table-cell table:style-name="ce24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7-04T09:12:08.753000000</dc:date>
    <meta:editing-duration>P10DT9H49M56S</meta:editing-duration>
    <meta:editing-cycles>33</meta:editing-cycles>
    <meta:document-statistic meta:table-count="5" meta:cell-count="439" meta:object-count="0"/>
  </office:meta>
</office:document-meta>
</file>